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c3e6" officeooo:paragraph-rsid="0018c3e6"/>
    </style:style>
    <style:style style:name="P2" style:family="paragraph" style:parent-style-name="Standard">
      <style:text-properties fo:color="#0000ff" officeooo:rsid="0018c3e6" officeooo:paragraph-rsid="0018c3e6"/>
    </style:style>
    <style:style style:name="P3" style:family="paragraph" style:parent-style-name="Standard">
      <style:text-properties style:use-window-font-color="true" officeooo:rsid="0018c3e6" officeooo:paragraph-rsid="0018c3e6"/>
    </style:style>
    <style:style style:name="P4" style:family="paragraph" style:parent-style-name="Text_20_body">
      <style:text-properties officeooo:rsid="0018c3e6" officeooo:paragraph-rsid="0018c3e6"/>
    </style:style>
    <style:style style:name="P5" style:family="paragraph" style:parent-style-name="Text_20_body">
      <style:text-properties fo:color="#0000ff" officeooo:rsid="0018c3e6" officeooo:paragraph-rsid="0018c3e6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color="#0000ff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007826"/>
    </style:style>
    <style:style style:name="T6" style:family="text">
      <style:text-properties fo:color="#007826" fo:font-weight="bold" style:font-weight-asian="bold" style:font-weight-complex="bold"/>
    </style:style>
    <style:style style:name="T7" style:family="text">
      <style:text-properties fo:color="#cc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office:annotation><dc:date>2022-06-06T12:25:18.464144169</dc:date><text:p>&lt;!--StartFragment--&gt;</text:p></office:annotation></text:span><text:span text:style-name="T1"># CONDIZIONE 1 basata sugli armonici</text:span><office:annotation><dc:date>2022-06-06T12:25:18.464354595</dc:date><text:p>&lt;!--EndFragment--&gt;</text:p></office:annotation> </text:p>
      <text:p text:style-name="P6"><text:span text:style-name="T2"><office:annotation><dc:date>2022-06-06T12:25:33.471322088</dc:date><text:p>&lt;!--StartFragment--&gt;</text:p></office:annotation></text:span><text:span text:style-name="T2">if</text:span> (j&lt;(len(data.T)-20) and vectnote[j]&gt;0.0 and allowance &gt; 0.0 and vectnote[j+12]&lt;vectnote[j]*Pshp*(1.0+Pthp) and vectnote[j+12]&gt;vectnote[j]*Pshp*(1.0-Pthp) and vectnote[j+19]&lt;vectnote[j]*Pshs*(1.0+Pths) and vectnote[j+19]&gt;vectnote[j]*Pshs*(1.0-Pths)):<office:annotation><dc:date>2022-06-06T12:25:33.471592501</dc:date><text:p>&lt;!--EndFragment--&gt;</text:p></office:annotation></text:p>
      <text:p text:style-name="Standard"/>
      <text:p text:style-name="P2"># CONDIZIONE 2 <text:s text:c="3"/>basata sull'algoritmo di detection della waveform</text:p>
      <text:p text:style-name="P4"><office:annotation><dc:date>2022-06-06T12:26:21.032999313</dc:date><text:p>&lt;!--StartFragment--&gt;</text:p></office:annotation><text:span text:style-name="T2">elif</text:span> (j&lt;(len(data.T)-20) and existsum&lt;5 and vectmono[j]&gt;0.0 and allowance &gt; 0.0 and vectnote[j+12] &lt; vectmono[j]*Pshp*(1.0+Pthp) and vectnote[j+12]&gt;vectmono[j]*Pshp*(1.0-Pthp)):<office:annotation><dc:date>2022-06-06T12:26:21.033167270</dc:date><text:p>&lt;!--EndFragment--&gt;</text:p></office:annotation> </text:p>
      <text:p text:style-name="P1"/>
      <text:p text:style-name="P5"><office:annotation><dc:date>2022-06-06T12:26:43.639223351</dc:date><text:p>&lt;!--StartFragment--&gt;</text:p></office:annotation># CONDIZIONI 3 e 4 per note acute</text:p>
      <text:p text:style-name="P4"><text:span text:style-name="T1">3</text:span><office:annotation><dc:date>2022-06-06T12:26:43.639283647</dc:date><text:p>&lt;!--EndFragment--&gt;</text:p></office:annotation></text:p>
      <text:p text:style-name="P4"><office:annotation><dc:date>2022-06-06T12:26:54.055299946</dc:date><text:p>&lt;!--StartFragment--&gt;</text:p></office:annotation><text:span text:style-name="T2">elif</text:span> (j&gt;27 and j&lt;38 and vectnote[j]&gt;0.0 and vectnote[j]&gt;data[i,j-12]/170*1.15 and vectnote[j]&gt;data[i,j-19]/170*1.15 and allowance &gt; 0.0 and vectnote[j+12]&gt;vectnote[j]*0.75 and vectnote[j+12]&lt;vectnote[j]*1.25):<office:annotation><dc:date>2022-06-06T12:26:54.055413472</dc:date><text:p>&lt;!--EndFragment--&gt;</text:p></office:annotation> </text:p>
      <text:p text:style-name="P1"/>
      <text:p text:style-name="P2">4</text:p>
      <text:p text:style-name="P1"/>
      <text:p text:style-name="P4"><office:annotation><dc:date>2022-06-06T12:27:24.368702843</dc:date><text:p>&lt;!--StartFragment--&gt;</text:p></office:annotation><text:span text:style-name="T2">elif</text:span> (j&gt;37 and j&lt;51 and vectnote[j]&gt;0.0 and vectnote[j]&gt;data[i,j-12]/170*1.15 and vectnote[j]&gt;data[i,j-19]/170*1.15 and allowance &gt; 0.0 and (<text:span text:style-name="T7">datafft</text:span>[i,j]+<text:span text:style-name="T7">datafft</text:span>[i,j+12]+<text:span text:style-name="T7">datafft</text:span>[i,j+19])&gt;(<text:span text:style-name="T7">datafft</text:span>[i,j-12]+<text:span text:style-name="T7">datafft</text:span>[i,j]+<text:span text:style-name="T7">datafft</text:span>[i,j+7])*0.75 and (<text:span text:style-name="T7">datafft</text:span>[i,j]+<text:span text:style-name="T7">datafft</text:span>[i,j+12]+<text:span text:style-name="T7">datafft</text:span>[i,j+19])&gt;(<text:span text:style-name="T7">datafft</text:span>[i,j-19]+<text:span text:style-name="T7">datafft</text:span>[i,j-7]+<text:span text:style-name="T7">datafft</text:span>[i,j])*0.75):<office:annotation><dc:date>2022-06-06T12:27:24.368832712</dc:date><text:p>&lt;!--EndFragment--&gt;</text:p></office:annotation></text:p>
      <text:p text:style-name="P1"/>
      <text:p text:style-name="P1"/>
      <text:p text:style-name="P2"># CONDIZIONE 5 <text:s text:c="3"/>quinte</text:p>
      <text:p text:style-name="P3"/>
      <text:p text:style-name="P3"><text:span text:style-name="T2">elif</text:span>(j&gt;6 and j&lt;39 and vectnote[j]&gt;0.93*(vectnote[j-7]+vectnote[j+5])*0.5 and exist[j-7]&gt;0 and <text:span text:style-name="T7">datafft</text:span>[i,j+12]&gt;0.66*<text:span text:style-name="T7">datafft</text:span>[i,j-7]): </text:p>
      <text:p text:style-name="P3"/>
      <text:p text:style-name="P2"># CONDIZIONE 6 <text:s text:c="3"/>terze</text:p>
      <text:p text:style-name="P3"/>
      <text:p text:style-name="P3"><text:span text:style-name="T2">elif</text:span> (j&gt;15 and j&lt;47 and <text:span text:style-name="T4">(</text:span><text:span text:style-name="T6">(</text:span>exist[j-16]&gt;0 and exist[j-4]&gt;0 and exist[j+3]&gt;0 and vectnote[j]&gt;0.93*(vectnote[j-16]+vectnote[j-4]+vectnote[j+3])/3.<text:span text:style-name="T6">)</text:span> or <text:span text:style-name="T6">(</text:span>exist[j-15]&gt;0 and exist[j-3]&gt;0 and exist[j+4]&gt;0 and vectnote[j]&gt;0.93*(vectnote[j-15]+vectnote[j-3]+vectnote[j+4])/3.<text:span text:style-name="T6">)</text:span><text:span text:style-name="T4">)</text:span>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6T12:25:08.624105906</meta:creation-date>
    <dc:date>2022-06-06T14:03:20.404840087</dc:date>
    <meta:editing-duration>PT1H17M51S</meta:editing-duration>
    <meta:editing-cycles>1</meta:editing-cycles>
    <meta:document-statistic meta:table-count="0" meta:image-count="0" meta:object-count="0" meta:page-count="1" meta:paragraph-count="13" meta:word-count="130" meta:character-count="1567" meta:non-whitespace-character-count="1437"/>
    <meta:generator>LibreOffice/5.1.6.2$Linux_X86_64 LibreOffice_project/10m0$Build-2</meta:generator>
  </office:meta>
</office:document-meta>
</file>